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Tahoma1" svg:font-family="Tahoma"/>
    <style:font-face style:name="Times New Roman1" svg:font-family="'Times New Roman', 'Times New Roman 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language="it" fo:country="IT" style:font-size-asian="12pt" style:font-size-complex="12pt"/>
    </style:style>
    <style:style style:name="P3" style:family="paragraph" style:parent-style-name="Standard">
      <style:paragraph-properties fo:text-align="justify" style:justify-single-word="false"/>
      <style:text-properties fo:font-size="12pt" fo:language="it" fo:country="I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5" style:family="paragraph" style:parent-style-name="Standard">
      <style:text-properties fo:color="#000000" fo:font-size="11.5pt" fo:language="it" fo:country="IT" style:font-name-asian="Times New Roman" style:font-size-asian="11.5pt" style:font-name-complex="Times New Roman" style:font-size-complex="11.5pt"/>
    </style:style>
    <style:style style:name="P6" style:family="paragraph" style:parent-style-name="Standard">
      <style:paragraph-properties fo:text-align="center" style:justify-single-word="false"/>
      <style:text-properties fo:language="it" fo:country="IT"/>
    </style:style>
    <style:style style:name="P7" style:family="paragraph" style:parent-style-name="Standard">
      <style:paragraph-properties fo:text-align="justify" style:justify-single-word="false"/>
      <style:text-properties fo:language="it" fo:country="IT"/>
    </style:style>
    <style:style style:name="P8" style:family="paragraph" style:parent-style-name="Standard">
      <style:paragraph-properties fo:text-align="center" style:justify-single-word="false"/>
      <style:text-properties fo:font-size="16pt" fo:language="it" fo:country="IT" style:font-size-asian="16pt" style:font-size-complex="16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fo:break-before="page"/>
      <style:text-properties fo:font-size="14pt" style:font-size-asian="14pt" style:font-size-complex="14pt"/>
    </style:style>
    <style:style style:name="P12" style:family="paragraph" style:parent-style-name="Standard" style:master-page-name="MP0">
      <style:paragraph-properties style:page-number="auto" fo:break-before="page"/>
      <style:text-properties fo:language="it" fo:country="IT"/>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1">
      <style:paragraph-properties fo:text-align="justify" style:justify-single-word="false"/>
      <style:text-properties fo:font-size="12pt" style:font-size-asian="12pt" style:font-size-complex="12pt"/>
    </style:style>
    <style:style style:name="P15" style:family="paragraph" style:parent-style-name="Standard" style:list-style-name="L1">
      <style:paragraph-properties fo:text-align="justify"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2">
      <style:paragraph-properties fo:text-align="justify" style:justify-single-word="false"/>
      <style:text-properties fo:font-size="12pt" fo:language="it" fo:country="IT" fo:font-style="normal"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fo:font-size="12pt" fo:language="it" fo:country="IT" style:font-size-asian="12pt" style:font-size-complex="12pt"/>
    </style:style>
    <style:style style:name="P18" style:family="paragraph" style:parent-style-name="Standard" style:list-style-name="L3">
      <style:paragraph-properties fo:text-align="justify" style:justify-single-word="false"/>
      <style:text-properties fo:font-size="12pt" fo:language="it" fo:country="IT" style:font-size-asian="12pt" style:font-size-complex="12pt"/>
    </style:style>
    <style:style style:name="P19" style:family="paragraph" style:parent-style-name="Standard">
      <style:paragraph-properties fo:text-align="justify" style:justify-single-word="false" fo:break-before="page"/>
      <style:text-properties fo:font-size="14pt" fo:language="it" fo:country="IT" style:font-size-asian="14pt" style:font-size-complex="14pt"/>
    </style:style>
    <style:style style:name="T1" style:family="text">
      <style:text-properties fo:color="#000000" fo:language="it" fo:country="IT" style:font-name-asian="Times New Roman" style:font-name-complex="Times New Roman"/>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rco Ottina 795130<text:tab/><text:tab/><text:tab/><text:tab/><text:tab/><text:tab/><text:tab/><text:tab/><text:tab/>A.A. 2019/2020</text:p>
      <text:p text:style-name="Standard"><text:span text:style-name="Car._20_predefinito_20_paragrafo"><text:span text:style-name="T1">Davide Sgaramella 938632</text:span></text:span></text:p>
      <text:p text:style-name="P5"/>
      <text:p text:style-name="P5"/>
      <text:p text:style-name="P5"/>
      <text:p text:style-name="P6">Università degli Studi di Torino – polo Scienze della Natura</text:p>
      <text:p text:style-name="P6">Laurea Magistrale in Informatica</text:p>
      <text:p text:style-name="P6">Corso: Tecnologie del linguaggio naturale</text:p>
      <text:p text:style-name="P6">Parte di: Luigi Di Caro</text:p>
      <text:p text:style-name="P6"/>
      <text:p text:style-name="P6"/>
      <text:p text:style-name="P6"/>
      <text:p text:style-name="P8">Esercitazione 4</text:p>
      <text:p text:style-name="P6"/>
      <text:p text:style-name="P7"/>
      <text:p text:style-name="P7"/>
      <text:p text:style-name="P2"/>
      <text:p text:style-name="P1">L'esercitazione consiste nella segmentazione di un documento, ossia la partizione di una sequenza di frasi in sotttosequenze contigue. Si è scelto di non matenere paragrafi cardinalità inferiore a tre (ossia avente solo una o due frasi), unendo tali paragrafi con quello ritenuto migliore tra quelli immediatamente circostanti, qualora esistano.</text:p>
      <text:p text:style-name="P1"/>
      <text:p text:style-name="P9">L'algoritmo si è ispirato al <text:span text:style-name="T2">text tiling</text:span><text:span text:style-name="T3"> ed è articolato in sotto-componenti. Di seguito sono illustrate le principali classi usate ed i relativi metodi. Un'anticipazione: l'esercitazione viene svolta istanziando una istanza della classe </text:span><text:span text:style-name="T4">DocumentSegmentator</text:span><text:span text:style-name="T5">, fornendo al costruttore la lista di frasi del documento, ed invocando il metodo d'istanza </text:span><text:span text:style-name="T4">document_segmentation</text:span><text:span text:style-name="T5">, fornendo il numero di paragrafi desiderato e previsto.</text:span></text:p>
      <text:p text:style-name="P4"/>
      <text:p text:style-name="P4"/>
      <text:p text:style-name="P4"/>
      <text:p text:style-name="P4"/>
      <text:p text:style-name="P11">WordWeighted </text:p>
      <text:p text:style-name="P1"/>
      <text:p text:style-name="P1"/>
      <text:p text:style-name="P1">Semplice classe che racchiude una parola, conta il numero di presenze di essa nel documento ed il peso accumulato. Fornisce il peso totale della parola, tramite la funzione <text:span text:style-name="T2">getTotalWeightI,</text:span> come risultato del prodotto tra il peso accumulato moltiplicato per <text:span text:style-name="T2">1 + log2(</text:span><text:span text:style-name="T3">numero di presenze</text:span><text:span text:style-name="T2">)</text:span><text:span text:style-name="T3">.</text:span></text:p>
      <text:p text:style-name="P1"/>
      <text:p text:style-name="P1"/>
      <text:p text:style-name="P1"/>
      <text:p text:style-name="P1"/>
      <text:p text:style-name="P1"/>
      <text:p text:style-name="P1"/>
      <text:p text:style-name="P10">CachePairwiseSentenceSimilarity</text:p>
      <text:p text:style-name="P1"/>
      <text:p text:style-name="P1"/>
      <text:p text:style-name="P1">Classe che mantiene come cache i valori di similarità tra due frasi. In caso di assenza della coppia, ne calcola la similarità una funzione di similarità fornita nel costruttore. Quest'ultima è di default la funzione <text:span text:style-name="T2">weighted_overlap</text:span><text:span text:style-name="T3">, della classe </text:span><text:span text:style-name="T2">DocumentSegmentator,</text:span><text:span text:style-name="T3"> del tutto simile ad un'altra funzione analoga discussa nell'esercitazione 2 ma normalizzata sulla cardinalità dell'insieme più piccolo.</text:span></text:p>
      <text:p text:style-name="P1"/>
      <text:p text:style-name="P1"/>
      <text:p text:style-name="P1"/>
      <text:p text:style-name="P1"/>
      <text:p text:style-name="P1"/>
      <text:p text:style-name="P1"/>
      <text:p text:style-name="P10">Paragraph</text:p>
      <text:p text:style-name="P1"/>
      <text:p text:style-name="P1"/>
      <text:p text:style-name="P1">Classe che rappresenta astrattamente un paragrafo. Richiede una istanza di <text:span text:style-name="T2">DocumentSegmentator </text:span><text:span text:style-name="T3">nel costruttore ed è definita dagli indici, inclusivi, di inizio e fine e relativi alla lista di frasi. Inoltre, definisce il campo </text:span><text:span text:style-name="T2">words_cooccurrence_in_bags_counter</text:span><text:span text:style-name="T3">, ossia una mappatura che associa ad ogni parola il numero di volte che compare nel paragrafo.</text:span></text:p>
      <text:p text:style-name="P1"><text:span text:style-name="T3">Tale campo è necessario nel calcolo della </text:span><text:span text:style-name="T2">coesione</text:span><text:span text:style-name="T3">: essa è il rapporto tra la somma del peso di tutte le parole che occorrono più di una volta e la dimensione del paragrafo stesso, espresso come numero di frasi. Il </text:span><text:span text:style-name="T2">peso</text:span><text:span text:style-name="T3"> sopracitato è quello fornito dalla classe </text:span><text:span text:style-name="T2">WordWeighted</text:span><text:span text:style-name="T3">.</text:span></text:p>
      <text:p text:style-name="P4">Inoltre, mantiene due puntatori: uno per il paragrafo precedente, l'altro per quello successivo. Infine, permette di aggiungere o rimuovere frasi agli estremi dello stesso e di "unire" una istanza con un'altra, mantenendo aggiornate le informazioni precedentemente riportate.</text:p>
      <text:p text:style-name="P10"/>
      <text:p text:style-name="P10"/>
      <text:p text:style-name="P10"/>
      <text:p text:style-name="P10"/>
      <text:p text:style-name="P10"/>
      <text:p text:style-name="P11">DocumentSegmenter</text:p>
      <text:p text:style-name="P1"/>
      <text:p text:style-name="P1"/>
      <text:p text:style-name="P1">Questa è la classe pricipale, che realizza l'algoritmo di segmentazione del testo, ossia l'obiettivo dell'esercitazione. Per essere istanziata necessita della lista di frasi di cui è composto il documento. Mantiene tale lista, la lista delle parole utili e filtrate di ogni frase, il peso di ogni parola del documento, le opzioni necessarie alla ricerca dei <text:span text:style-name="T2">synset</text:span><text:span text:style-name="T3">, la cache di questi ultimi e poc'altro ancora.</text:span></text:p>
      <text:p text:style-name="P1"/>
      <text:p text:style-name="P1">Di seguito si riportano le funzioni che realizzano l'algoritmo di segmentazione del testo:</text:p>
      <text:list xml:id="list7082082983847420381" text:style-name="L1">
        <text:list-item>
          <text:p text:style-name="P13"><text:span text:style-name="T4">document_segmentation</text:span><text:span text:style-name="T5">: realizza l'algoritmo di segmentazione del testo. Dapprima calcola i pesi di tutte le parole di una frase, invocando </text:span><text:span text:style-name="T4">get_weighted_word_map_for_sentence</text:span><text:span text:style-name="T5"> ed utilizzando la classe </text:span><text:span text:style-name="T4">WordWeighted</text:span><text:span text:style-name="T5">. Poi calcola gli indici ove suddividere il documento invocando </text:span><text:span text:style-name="T4">doc_tiling</text:span><text:span text:style-name="T5"> ed esegue la suddivisione, restituendo una lista di liste di frasi.</text:span></text:p>
        </text:list-item>
        <text:list-item>
          <text:p text:style-name="P14"><text:span text:style-name="T2">get_weighted_word_map_for_sentence</text:span><text:span text:style-name="T3">: invoca la funzione </text:span><text:span text:style-name="T2">weighted_bag_for_sentence</text:span><text:span text:style-name="T3"> della libreria </text:span><text:span text:style-name="T2">synsetInfoExtraction</text:span><text:span text:style-name="T3"> e ne memorizza i valori restituiti in apposite caches.</text:span></text:p>
        </text:list-item>
        <text:list-item>
          <text:p text:style-name="P14"><text:span text:style-name="T2">doc_tiling</text:span><text:span text:style-name="T3">: è la funzione più importante ed articolata di tutta l'esercitazione, composta da fasi di inizializzazione, esecuzione iterava e processamento finale dei risultati intermedi.</text:span></text:p>
          <text:p text:style-name="P14"><text:span text:style-name="T3">Innazitutto, si definisce un paragrafo per ogni frase, istanziando la classe </text:span><text:span text:style-name="T2">Paragraph</text:span><text:span text:style-name="T3">. Segue poi la definizione della bozza di soluzione, ossia ad ogni paragrafo se ne associa un altro, tra quello precedente ed il successivo, avente maggiore similarità. Si impone al primo paragrafo l'associazione con il secondo ed all'ultimo col penultimo. Fatto ciò, si unisce ogni paragrafo con quello a cui associato, formando paragrafi di almeno due frasi.</text:span></text:p>
          <text:p text:style-name="P15">Completata l'inizializzazione, si procede all'algoritmo intermedio. In modo alternato, per ogni paragrafo si verifica se la prima / ultima frase è più "idonea" in tale paragrafo o nel precedente / successivo. A tale fine, TODO O)OOOOO</text:p>
        </text:list-item>
        <text:list-item>
          <text:p text:style-name="P15">aaa</text:p>
        </text:list-item>
      </text:list>
      <text:p text:style-name="P19">Risultati</text:p>
      <text:p text:style-name="P2"/>
      <text:p text:style-name="P2">Sono stati testati quattro dataset: “cat_book”, “iceland”, “cambridge_analytica” e “brexit”.</text:p>
      <text:list xml:id="list2110934578968735413" text:style-name="L3">
        <text:list-item>
          <text:p text:style-name="P18"><text:span text:style-name="T2">“cat_book”</text:span><text:span text:style-name="T3">:</text:span> tratta di una persona immaginaria che racconta del suo gatto, della passione per i libri e di qualche problema personale. I tre paragrafi, uno per argomento precedentemente <text:s/>citato, sono stati suddivisi abbastanza bene: vengono inclusi nel primo due frasi del secondo, il che è comprensibile osservando quante parole sono simili a quelle del primo paragrafo rispetto a quante lo siano del secondo.</text:p>
        </text:list-item>
      </text:list>
      <text:p text:style-name="P2">asd</text:p>
      <text:p text:style-name="P2"/>
      <text:p text:style-name="P2"/>
      <text:p text:style-name="P2"/>
      <text:p text:style-name="P2"><text:span text:style-name="T6"/></text:p>
      <text:p text:style-name="P2"><text:span text:style-name="T6">Codice condiviso</text:span></text:p>
      <text:p text:style-name="P3"/>
      <text:p text:style-name="P3">Una porzione consistente di codice è stato definito nel package <text:span text:style-name="T2">utilities</text:span> al fine di essere riciclato e di snellire il file sorgente dell'esercitazione, così da ridurre il “rumore” e focalizzarsi meglio sull'algoritmo e sulle funzioni e strutture d'appoggio. Molto del codice condiviso è stato descritto nella relazione sull'esercitazione 2, quello aggiunto è il seguente:</text:p>
      <text:list xml:id="list8374005293265509500" text:style-name="L2">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Tahoma1" svg:font-family="Tahoma"/>
    <style:font-face style:name="Times New Roman1" svg:font-family="'Times New Roman', 'Times New Roman 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9M23S</meta:editing-duration>
    <meta:editing-cycles>8</meta:editing-cycles>
    <meta:generator>OpenOffice/4.1.7$Win32 OpenOffice.org_project/417m1$Build-9800</meta:generator>
    <dc:date>2020-12-07T12:05:02.17</dc:date>
    <dc:creator>Marco Ottina</dc:creator>
    <meta:document-statistic meta:table-count="0" meta:image-count="0" meta:object-count="0" meta:page-count="4" meta:paragraph-count="32" meta:word-count="786" meta:character-count="5475"/>
    <meta:user-defined meta:name="Info 1"/>
    <meta:user-defined meta:name="Info 2"/>
    <meta:user-defined meta:name="Info 3"/>
    <meta:user-defined meta:name="Info 4"/>
  </office:meta>
</office:document-meta>
</file>